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style:vertical-align="baseline" fo:margin-top="0in" fo:margin-bottom="0in"/>
      <style:text-properties style:font-name="Arial" style:font-name-complex="Arial" fo:color="#000000" fo:font-size="11pt" style:font-size-asian="11pt" style:font-size-complex="11pt" fo:hyphenate="true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E"/>
    </style:style>
    <style:style style:name="T4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5" style:parent-style-name="DefaultParagraphFon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en" style:country-asian="DE"/>
    </style:style>
    <style:style style:name="T6" style:parent-style-name="DefaultParagraphFont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style:language-asian="en" style:country-asian="DE"/>
    </style:style>
    <style:style style:name="T7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T8" style:parent-style-name="DefaultParagraphFont" style:family="text">
      <style:text-properties style:font-name="Arial" style:font-name-asian="Times New Roman" style:font-name-complex="Arial" fo:color="#000000" style:language-asian="en" style:country-asian="DE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10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1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2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en" style:country-asian="DE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4" style:parent-style-name="Normal" style:family="paragraph">
      <style:text-properties fo:language="en" fo:country="GB"/>
    </style:style>
    <style:style style:name="T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n" style:country-asian="DE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DE"/>
    </style:style>
    <style:style style:name="P17" style:parent-style-name="Normal" style:family="paragraph">
      <style:paragraph-properties fo:margin-top="0.1041in" fo:margin-bottom="0.1041in" fo:line-height="100%"/>
      <style:text-properties style:font-name="Segoe UI" style:font-name-asian="Times New Roman" style:font-name-complex="Segoe UI" fo:color="#000000" fo:font-size="18pt" style:font-size-asian="18pt" style:font-size-complex="18pt" style:language-asian="en" style:country-asian="DE"/>
    </style:style>
    <style:style style:name="P18" style:parent-style-name="Normal" style:family="paragraph">
      <style:paragraph-properties fo:margin-bottom="0.1041in" fo:line-height="100%" fo:background-color="#FFFFFF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TableColumn20" style:family="table-column">
      <style:table-column-properties style:column-width="10.168in"/>
    </style:style>
    <style:style style:name="Table19" style:family="table">
      <style:table-properties style:width="10.168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-top="0.0104in solid #CCCCCC" fo:border-left="0.0104in solid #CCCCCC" fo:border-bottom="none" fo:border-right="0.0104in solid #CCCCCC" fo:background-color="#FFFFFF" style:writing-mode="lr-tb" fo:padding-top="0.0833in" fo:padding-left="0.1666in" fo:padding-bottom="0.0833in" fo:padding-right="0.0833in"/>
    </style:style>
    <style:style style:name="P23" style:parent-style-name="Normal" style:family="paragraph">
      <style:paragraph-properties fo:margin-top="0.2083in" fo:margin-bottom="0.2083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DE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04in solid #CCCCCC" fo:border-bottom="0.0104in solid #CCCCCC" fo:border-right="0.0104in solid #CCCCCC" fo:background-color="#E7E9EB" style:writing-mode="lr-tb" fo:padding-top="0.0833in" fo:padding-left="0.1666in" fo:padding-bottom="0.0833in" fo:padding-right="0.0833in"/>
    </style:style>
    <style:style style:name="P26" style:parent-style-name="Normal" style:family="paragraph">
      <style:paragraph-properties fo:margin-top="0.2083in" fo:margin-bottom="0.2083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7" style:parent-style-name="Normal" style:family="paragraph">
      <style:paragraph-properties fo:margin-bottom="0.1041in" fo:line-height="100%" fo:background-color="#FFFFFF"/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n" style:country-asian="DE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DE"/>
    </style:style>
    <style:style style:name="P32" style:parent-style-name="Normal" style:family="paragraph">
      <style:paragraph-properties fo:margin-bottom="0.1041in" fo:line-height="100%" fo:background-color="#FFFFFF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TableColumn34" style:family="table-column">
      <style:table-column-properties style:column-width="10.168in"/>
    </style:style>
    <style:style style:name="Table33" style:family="table">
      <style:table-properties style:width="10.168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-top="0.0104in solid #CCCCCC" fo:border-left="0.0104in solid #CCCCCC" fo:border-bottom="none" fo:border-right="0.0104in solid #CCCCCC" fo:background-color="#FFFFFF" style:writing-mode="lr-tb" fo:padding-top="0.0833in" fo:padding-left="0.1666in" fo:padding-bottom="0.0833in" fo:padding-right="0.0833in"/>
    </style:style>
    <style:style style:name="P37" style:parent-style-name="Normal" style:family="paragraph">
      <style:paragraph-properties fo:margin-top="0.2083in" fo:margin-bottom="0.2083in" fo:line-height="100%"/>
      <style:text-properties style:font-name="Verdana" style:font-name-asian="Times New Roman" fo:font-weight="bold" style:font-weight-asian="bold" style:font-weight-complex="bold" fo:color="#000000" fo:font-size="10.5pt" style:font-size-asian="10.5pt" style:font-size-complex="10.5pt" style:language-asian="en" style:country-asian="DE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0.0104in solid #CCCCCC" fo:border-bottom="0.0104in solid #CCCCCC" fo:border-right="0.0104in solid #CCCCCC" fo:background-color="#E7E9EB" style:writing-mode="lr-tb" fo:padding-top="0.0833in" fo:padding-left="0.1666in" fo:padding-bottom="0.0833in" fo:padding-right="0.0833in"/>
    </style:style>
    <style:style style:name="P40" style:parent-style-name="Normal" style:family="paragraph">
      <style:paragraph-properties fo:margin-top="0.2083in" fo:margin-bottom="0.2083in" fo:line-height="100%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paragraph-properties fo:margin-top="0.1041in" fo:margin-bottom="0.1041in" fo:line-height="100%"/>
      <style:text-properties style:font-name="Segoe UI" style:font-name-asian="Times New Roman" style:font-name-complex="Segoe UI" fo:color="#000000" fo:font-size="18pt" style:font-size-asian="18pt" style:font-size-complex="18pt" style:language-asian="en" style:country-asian="DE"/>
    </style:style>
    <style:style style:name="P45" style:parent-style-name="Normal" style:family="paragraph">
      <style:paragraph-properties fo:margin-bottom="0in" fo:line-height="100%" fo:background-color="#FFFFFF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P46" style:parent-style-name="Normal" style:family="paragraph">
      <style:text-properties fo:language="en" fo:country="GB"/>
    </style:style>
  </office:automatic-styles>
  <office:body>
    <office:text text:use-soft-page-breaks="true">
      <text:p text:style-name="P1"/>
      <text:p text:style-name="P2"><text:span text:style-name="T3">Question 2:<text:s/></text:span><text:span text:style-name="T4">For this question you’ll need to use SQL.</text:span><text:a xlink:href="https://www.w3schools.com/SQL/TRYSQL.ASP?FILENAME=TRYSQL_SELECT_ALL" office:target-frame-name="_top" xlink:show="replace"><text:span text:style-name="T5"><text:s/></text:span><text:span text:style-name="T6">Follow this link</text:span></text:a><text:span text:style-name="T7"><text:s/>to access the data set required for the challenge. Please use queries to<text:s/></text:span><text:span text:style-name="T8">answer the following questions. Paste your queries along with your final numerical answers below.</text:span></text:p>
      <text:p text:style-name="P9"><text:line-break/></text:p>
      <text:list text:style-name="LFO1" text:continue-numbering="true">
        <text:list-item>
          <text:p text:style-name="P10">How many orders were shipped by Speedy Express in total?</text:p>
        </text:list-item>
        <text:list-item>
          <text:p text:style-name="P11">What is the last name of the employee with the most orders?</text:p>
        </text:list-item>
        <text:list-item>
          <text:p text:style-name="P12">What product was ordered the most by customers in Germany?</text:p>
        </text:list-item>
      </text:list>
      <text:p text:style-name="Normal"/>
      <text:p text:style-name="P13">Answers</text:p>
      <text:p text:style-name="P14">a.</text:p>
      <text:p text:style-name="Normal">SELECT sum(OrderDetails.Quantity) FROM Shippers INNER JOIN Orders ON Shippers.ShipperID = Orders.ShipperID INNER JOIN OrderDetails ON <text:s/>OrderDetails.OrderID = Orders.OrderID GROUP BY Shippers.ShipperID HAVING ShipperName =<text:s/>'Speedy Express'<text:s/></text:p>
      <text:p text:style-name="Normal"><text:span text:style-name="T15">F</text:span><text:span text:style-name="T16">inal numerical answers</text:span></text:p>
      <text:h text:style-name="P17" text:outline-level="3">Result:</text:h>
      <text:p text:style-name="P18">Number of Records: 1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sum(OrderDetails.Quantity)</text:p>
          </table:table-cell>
        </table:table-row>
        <table:table-row table:style-name="TableRow24">
          <table:table-cell table:style-name="TableCell25">
            <text:p text:style-name="P26">3575</text:p>
          </table:table-cell>
        </table:table-row>
      </table:table>
      <text:p text:style-name="P27"/>
      <text:p text:style-name="P28">b.</text:p>
      <text:p text:style-name="P29">SELECT Employees.LastName FROM Employees, Orders WHERE Orders.EmployeeID = Employees.EmployeeID GROUP BY Employees.EmployeeID HAVING<text:s/>count(Orders.EmployeeID) IN (SELECT max (mycount) FROM (SELECT count(Orders.EmployeeID) mycount FROM Orders GROUP BY Orders.EmployeeID))</text:p>
      <text:p text:style-name="Normal"><text:span text:style-name="T30">F</text:span><text:span text:style-name="T31">inal numerical answers</text:span></text:p>
      <text:p text:style-name="P32">Number of Records: 1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LastName</text:p>
          </table:table-cell>
        </table:table-row>
        <table:table-row table:style-name="TableRow38">
          <table:table-cell table:style-name="TableCell39">
            <text:p text:style-name="P40">Peacock</text:p>
          </table:table-cell>
        </table:table-row>
      </table:table>
      <text:p text:style-name="P41"/>
      <text:soft-page-break/>
      <text:p text:style-name="P42">c.</text:p>
      <text:p text:style-name="P43">SELECT Products.ProductName,<text:s/>Products.ProductID FROM Products INNER JOIN OrderDetails ON Products.ProductID = OrderDetails.ProductID INNER JOIN Orders ON OrderDetails.OrderID = Orders.OrderID INNER JOIN Customers ON Orders.CustomerID = Customers.CustomerID GROUP BY Customers.CustomerID HAVING Customers.Country IN (SELECT Customers.Country FROM Customers WHERE Customers.Country ='Germany') AND count(Products.ProductID) IN (SELECT max (mycount) FROM (SELECT count(Products.ProductID) mycount FROM Products GROUP BY Products.ProductID))</text:p>
      <text:h text:style-name="P44" text:outline-level="3">Result:</text:h>
      <text:p text:style-name="P45">No result.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D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alibri" style:font-name-asian="Calibri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kita Sarkar</meta:initial-creator>
    <dc:creator>Ankita Sarkar</dc:creator>
    <meta:creation-date>2021-10-20T21:24:00Z</meta:creation-date>
    <dc:date>2021-10-21T08:20:00Z</dc:date>
    <meta:template xlink:href="Normal" xlink:type="simple"/>
    <meta:editing-cycles>11</meta:editing-cycles>
    <meta:editing-duration>PT0S</meta:editing-duration>
    <meta:document-statistic meta:page-count="2" meta:paragraph-count="3" meta:word-count="260" meta:character-count="1742" meta:row-count="12" meta:non-whitespace-character-count="1485"/>
  </office:meta>
</office:document-meta>
</file>